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72654592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615122400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574048304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662780032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572738432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574373520">
          <text:insertion>
            <office:change-info>
              <dc:creator>Bob Jacobsen</dc:creator>
              <dc:date>2010-10-11T00:51:00</dc:date>
            </office:change-info>
          </text:insertion>
        </text:changed-region>
        <text:changed-region text:id="ct572679616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687687056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572654592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572654592"/><text:change text:change-id="ct615122400"/><text:change-start text:change-id="ct574048304"/>References and Context (Normative)<text:change-end text:change-id="ct574048304"/></text:h>
      <text:p text:style-name="Standard"><text:change text:change-id="ct662780032"/><text:change-start text:change-id="ct572738432"/>Citations to other docs, as needed.<text:change-end text:change-id="ct572738432"/> <text:change-start text:change-id="ct574373520"/></text:p>
      <text:p text:style-name="Standard">For more information on format and presentation, see: </text:p>
      <text:list xml:id="list399091931" text:style-name="L1">
        <text:list-item>
          <text:p text:style-name="P10">OpenLCB Common Information Technical Note<text:change-end text:change-id="ct574373520"/>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572679616"/></text:h>
      <text:h text:style-name="Heading_20_2" text:outline-level="2">Subsection Title</text:h>
      <text:h text:style-name="Heading_20_3" text:outline-level="3">Sub-subsection Title<text:change-end text:change-id="ct572679616"/></text:h>
      <text:p text:style-name="Standard">Praesent gravida pulvinar vehicula. Vivamus eu nisl eget sem rutrum suscipit id a magna. Integer id ante odio. </text:p>
      <text:list xml:id="list1138210533" text:style-name="L2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<text:change-start text:change-id="ct687687056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68768705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8888616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224248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88886160"/><text:change-start text:change-id="ct622424832"/>OpenLCB-CAN Praesent Gravida Standard<text:change-end text:change-id="ct622424832"/></text:p>
      </style:header>
      <style:footer>
        <text:tracked-changes>
          <text:changed-region text:id="ct511189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111904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2287291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1118944"/><text:change-start text:change-id="ct51119040"/><text:span text:style-name="MT2">Copyright 2010, by J. Day, D. Harris, B. Jacobsen, and A. Shepherd</text:span><text:change-end text:change-id="ct51119040"/><text:change text:change-id="ct62287291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39:24.9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4993896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476370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490989552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664313312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68902851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95624752">
            <text:insertion>
              <office:change-info>
                <dc:creator>Bob Jacobsen</dc:creator>
                <dc:date>2010-10-14T08:39:00</dc:date>
              </office:change-info>
            </text:insertion>
          </text:changed-region>
          <text:changed-region text:id="ct49158006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47482576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99389664"/><text:change-start text:change-id="ct547637088"/>OpenLCB S<text:change-end text:change-id="ct547637088"/><text:change-start text:change-id="ct490989552"/>tandard<text:change-end text:change-id="ct4909895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664313312"/>(title)<text:change-end text:change-id="ct66431331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89028512"/><text:change-start text:change-id="ct595624752"/><text:date style:data-style-name="N75" text:date-value="2010-10-14T08:39:24.99">Oct 14, 2010</text:date><text:change-end text:change-id="ct595624752"/></text:p>
            </table:table-cell>
            <table:table-cell table:style-name="Table1.C1" office:value-type="string">
              <text:p text:style-name="MP7"><text:change text:change-id="ct491580064"/><text:change-start text:change-id="ct547482576"/>Preliminary<text:change-end text:change-id="ct547482576"/></text:p>
            </table:table-cell>
          </table:table-row>
        </table:table>
        <text:p text:style-name="Header"/>
      </style:header>
      <style:footer>
        <text:tracked-changes>
          <text:changed-region text:id="ct57283937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7268139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6541387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72839376"/><text:change-start text:change-id="ct572681392"/><text:span text:style-name="MT5">10</text:span><text:change-end text:change-id="ct572681392"/><text:span text:style-name="MT5">, by J. Day, D. Harris, B. Jacobsen, </text:span><text:change text:change-id="ct665413872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39:24.9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1</meta:editing-cycles>
    <meta:editing-duration>PT11H43M38S</meta:editing-duration>
    <meta:generator>OpenOffice.org/3.2$Unix OpenOffice.org_project/320m18$Build-9502</meta:generator>
    <dc:date>2010-10-14T08:39:25</dc:date>
    <dc:creator>Bob Jacobsen</dc:creator>
    <meta:document-statistic meta:table-count="1" meta:image-count="1" meta:object-count="0" meta:page-count="2" meta:paragraph-count="43" meta:word-count="388" meta:character-count="2695"/>
    <meta:user-defined meta:name="Info 1"/>
    <meta:user-defined meta:name="Info 2"/>
    <meta:user-defined meta:name="Info 3"/>
    <meta:user-defined meta:name="Info 4"/>
  </office:meta>
</office:document-meta>
</file>